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16383*"/>
    </style:style>
    <style:style style:name="Tabla1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fo:font-size="22pt" officeooo:rsid="0018c9b1" officeooo:paragraph-rsid="0018c9b1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18c9b1" officeooo:paragraph-rsid="0018c9b1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8pt" officeooo:rsid="0018c9b1" officeooo:paragraph-rsid="0018c9b1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2pt" officeooo:rsid="0018c9b1" officeooo:paragraph-rsid="0018c9b1" style:font-size-asian="10.5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officeooo:rsid="0018c9b1" officeooo:paragraph-rsid="0018c9b1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8c9b1" officeooo:paragraph-rsid="001aa179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aa179" officeooo:paragraph-rsid="001aa179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8pt" officeooo:rsid="0018c9b1" officeooo:paragraph-rsid="001aa179" style:font-size-asian="18pt" style:font-size-complex="18pt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1aa179" officeooo:paragraph-rsid="001aa179" style:font-size-asian="10.5pt" style:font-size-complex="12pt"/>
    </style:style>
    <style:style style:name="T1" style:family="text">
      <style:text-properties officeooo:rsid="001aa17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D2 – Actividad 2 – Conceptos de Cloud Computing</text:p>
      <text:p text:style-name="P2"/>
      <text:p text:style-name="P3">1. ¿Qué es el Coud Computing?</text:p>
      <text:p text:style-name="P3"/>
      <text:p text:style-name="P4">El Cloud Computing es un modelo que permite acceder a recursos informáticos como servidores, almacenamiento, bases de datos, aplicaciones, juegos… a través de internet, sin necesidad de disponer de infraestructura física propia.</text:p>
      <text:p text:style-name="P4">En lugar de instalar y mantener sistemas localmente, las empresas utilizan servicios ofrecidos por proveedores externos, pagando solo por el uso que hacen.</text:p>
      <text:p text:style-name="P4"/>
      <text:p text:style-name="P4">Las principales ventajas de Cloud Computing son:</text:p>
      <text:p text:style-name="P4"/>
      <text:list text:style-name="L1">
        <text:list-item>
          <text:p text:style-name="P5">Escalabilidad: ajustar los recursos según la demanda.</text:p>
        </text:list-item>
        <text:list-item>
          <text:p text:style-name="P5">Reducción de costes: menor inversión en hardware y mantenimiento.</text:p>
        </text:list-item>
        <text:list-item>
          <text:p text:style-name="P5">Accesibilidad: disponible desde cualquier lugar con conexión.</text:p>
        </text:list-item>
        <text:list-item>
          <text:p text:style-name="P5">Seguridad y copias automáticas.</text:p>
        </text:list-item>
      </text:list>
      <text:p text:style-name="P4"/>
      <text:p text:style-name="P4">Existen tres niveles o modelos de servicio principales: IaaS, PaaS y SaaS, que se diferencian por el tipo de control y responsabilidad del usuario.</text:p>
      <text:p text:style-name="P4"/>
      <text:p text:style-name="P4"/>
      <text:p text:style-name="P3">2. Modelos de servicio.</text:p>
      <text:p text:style-name="P4"/>
      <text:p text:style-name="P4"><text:tab/>2.1. IaaS (Infraestructure as a Service): Proporciona la infraestructura básica como servidores virtuales, redes y almacenamiento. El cliente admiinistra los sistemas operativos y aplicaciones, pero el hardware lo gestiona el proveedor (Amazon EC2, Google Compute Engine, Microsoft Azure Virtual Machines).</text:p>
      <text:p text:style-name="P4">En cuanto a ventajas tiene alta escalabilidad, pago por uso y flexibilidad. Y en cuanto a desventajas requiere conocimientos técnicos para gestionar los sistemas.</text:p>
      <text:p text:style-name="P4"/>
      <text:p text:style-name="P6"><text:span text:style-name="T1"><text:tab/>2.2. PaaS (Platform as a Service): Ofrece una plataforma completa para desarrollar, ejecutar y probar aplicaciones sin preocuparse por la infraestructura subyacente (Google App Engine, Azure App Services, Heroku). En cuanto a sus ventajas agiliza el desarrollo, facilita la colaboración y reduce el mantenimiento pero en caso contrario tiene menor control sobre la configuración del entorno.</text:span></text:p>
      <text:p text:style-name="P7"/>
      <text:p text:style-name="P7"><text:tab/>2.3. SaaS (Software as a Service): Entrega aplicaciones listas para usar a través de internet. El usuario no instala ni mantiene nada, solo accede mediante navegador o aplicación (Microsoft 365, Google Workspace, Salesforce CRM). Tiene facilidad de acceso, actualizaciones automáticas y bajo coste inicial pero tiene poca personalización y depende del proveedor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<text:span text:style-name="T1">3</text:span>. <text:span text:style-name="T1">Comparativa</text:span>.</text:p>
      <text:p text:style-name="P7"/>
      <text:p text:style-name="P7"/>
      <table:table table:name="Tabla1" table:style-name="Tabla1">
        <table:table-column table:style-name="Tabla1.A" table:number-columns-repeated="4"/>
        <table:table-row>
          <table:table-cell table:style-name="Tabla1.A1" office:value-type="string">
            <text:p text:style-name="P9">Modelo</text:p>
          </table:table-cell>
          <table:table-cell table:style-name="Tabla1.A1" office:value-type="string">
            <text:p text:style-name="P9">Qué gestiona el Proveedor</text:p>
          </table:table-cell>
          <table:table-cell table:style-name="Tabla1.A1" office:value-type="string">
            <text:p text:style-name="P9">Qué gestiona el </text:p>
            <text:p text:style-name="P9">usuario</text:p>
          </table:table-cell>
          <table:table-cell table:style-name="Tabla1.A1" office:value-type="string">
            <text:p text:style-name="P9">Ejemplos</text:p>
          </table:table-cell>
        </table:table-row>
        <table:table-row>
          <table:table-cell table:style-name="Tabla1.A1" office:value-type="string">
            <text:p text:style-name="P9">IaaS</text:p>
          </table:table-cell>
          <table:table-cell table:style-name="Tabla1.A1" office:value-type="string">
            <text:p text:style-name="P9">Hardware, red y almacenamiento</text:p>
          </table:table-cell>
          <table:table-cell table:style-name="Tabla1.A1" office:value-type="string">
            <text:p text:style-name="P9">SO, aplicaciones </text:p>
            <text:p text:style-name="P9">y datos</text:p>
          </table:table-cell>
          <table:table-cell table:style-name="Tabla1.A1" office:value-type="string">
            <text:p text:style-name="P9">AWS EC2, </text:p>
            <text:p text:style-name="P9">Azure Vms...</text:p>
          </table:table-cell>
        </table:table-row>
        <table:table-row>
          <table:table-cell table:style-name="Tabla1.A1" office:value-type="string">
            <text:p text:style-name="P9">PaaS</text:p>
          </table:table-cell>
          <table:table-cell table:style-name="Tabla1.A1" office:value-type="string">
            <text:p text:style-name="P9">Hardware + SO + middleware</text:p>
          </table:table-cell>
          <table:table-cell table:style-name="Tabla1.A1" office:value-type="string">
            <text:p text:style-name="P9">Aplicaciones y </text:p>
            <text:p text:style-name="P9">datos</text:p>
          </table:table-cell>
          <table:table-cell table:style-name="Tabla1.A1" office:value-type="string">
            <text:p text:style-name="P9">Heroku, Google App Engine…</text:p>
          </table:table-cell>
        </table:table-row>
        <table:table-row>
          <table:table-cell table:style-name="Tabla1.A1" office:value-type="string">
            <text:p text:style-name="P9">SaaS</text:p>
          </table:table-cell>
          <table:table-cell table:style-name="Tabla1.A1" office:value-type="string">
            <text:p text:style-name="P9">Todo el sistema y aplicación</text:p>
          </table:table-cell>
          <table:table-cell table:style-name="Tabla1.A1" office:value-type="string">
            <text:p text:style-name="P9">Solo uso de la app</text:p>
          </table:table-cell>
          <table:table-cell table:style-name="Tabla1.A1" office:value-type="string">
            <text:p text:style-name="P9">Google Workspace, Salesforce...</text:p>
          </table:table-cell>
        </table:table-row>
      </table:table>
      <text:p text:style-name="P7"/>
      <text:p text:style-name="P4"/>
      <text:p text:style-name="P7">Podremos concluir que los tres modelos de Cloud Computing ofrecen diferentes grados de control y responsabilidad. Mientras que el IaaS permite una gestión más técnica y flexible, el PaaS simplifica el desarrollo de aplicaciones y el SaaS ofrece soluciones completas listas para usar. La elección depende de las necesidades de la empresa de si lo quiere para infraestructura, desarrollo o servicios finales al usuario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Bibliografía:</text:p>
      <text:p text:style-name="P7"><text:a xlink:type="simple" xlink:href="https://aws.amazon.com/es/what-is-cloud-computing/" text:style-name="Internet_20_link" text:visited-style-name="Visited_20_Internet_20_Link">https://aws.amazon.com/es/what-is-cloud-computing/</text:a></text:p>
      <text:p text:style-name="P7"><text:a xlink:type="simple" xlink:href="https://azure.microsoft.com/es-es/resources/cloud-computing-dictionary/what-is-iaas/" text:style-name="Internet_20_link" text:visited-style-name="Visited_20_Internet_20_Link">https://azure.microsoft.com/es-es/resources/cloud-computing-dictionary/what-is-iaas/</text:a></text:p>
      <text:p text:style-name="P7"><text:a xlink:type="simple" xlink:href="https://cloud.google.com/learn/what-is-cloud-computing" text:style-name="Internet_20_link" text:visited-style-name="Visited_20_Internet_20_Link">https://cloud.google.com/learn/what-is-cloud-computing</text:a></text:p>
      <text:p text:style-name="P7"><text:a xlink:type="simple" xlink:href="https://www.salesforce.com/es/saas/" text:style-name="Internet_20_link" text:visited-style-name="Visited_20_Internet_20_Link">https://www.salesforce.com/es/saas/</text:a>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18c9b1" officeooo:paragraph-rsid="0018c9b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Blagovest Doukov Dimitrova<text:tab/> <text:s text:c="26"/><text:tab/>Conceptos de Cloud Computing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7T16:50:37.770562886</meta:creation-date>
    <meta:generator>LibreOffice/25.2.6.2$Linux_X86_64 LibreOffice_project/40d1a0e1d5bdf1afaeae24d9ece32bbb00fa66a4</meta:generator>
    <dc:date>2025-10-27T17:13:46.994705451</dc:date>
    <meta:editing-duration>PT10M21S</meta:editing-duration>
    <meta:editing-cycles>2</meta:editing-cycles>
    <meta:document-statistic meta:table-count="1" meta:image-count="0" meta:object-count="0" meta:page-count="2" meta:paragraph-count="43" meta:word-count="434" meta:character-count="3165" meta:non-whitespace-character-count="2741"/>
  </office:meta>
</office:document-meta>
</file>